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ff" style:text-underline-style="solid" style:text-underline-width="auto" style:text-underline-color="font-color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hat Transcript<text:line-break/>Between IB(Ted H) and lukas1422(U6911572)</text:h>
      <text:p text:style-name="P3">Started at:  Fri, 24 May 2019 18:38:49 GMT</text:p>
      <text:p text:style-name="Horizontal_20_Line"/>
      <text:p text:style-name="Text_20_body"><text:span text:style-name="Strong_20_Emphasis">ChatSys: </text:span>This chat is associated with ticket #664685. Please record this number for use in future inquiries. You are currently in room 'Technical Assistance'.</text:p>
      <text:p text:style-name="Text_20_body"><text:span text:style-name="Strong_20_Emphasis">Ted H: </text:span>Hello, this is 'Ted H'. How may I help you?</text:p>
      <text:p text:style-name="Text_20_body"><text:span text:style-name="Strong_20_Emphasis">lukas1422: </text:span>Hi Ted</text:p>
      <text:p text:style-name="Text_20_body">Why are both market and hist data farms down for me now ?</text:p>
      <text:p text:style-name="Text_20_body">im based in china</text:p>
      <text:p text:style-name="Text_20_body">02:40:42.925 DefaultConnHandler error ID -1 error code 2107 errormsg HMDS data farm connection is inactive but should be available upon demand.ushmds.nj 02:40:42.925 DefaultConnHandler error ID -1 error code 2105 errormsg HMDS data farm connection is broken:cashhmds 02:40:42.925 DefaultConnHandler error ID -1 error code 2107 errormsg HMDS data farm connection is inactive but should be available upon demand.hkhmds 02:40:42.926 DefaultConnHandler error ID -1 error code 2107 errormsg HMDS data farm connection is inactive but should be available upon demand.ushmds 02:40:57.068 DefaultConnHandler error ID -1 error code 2105 errormsg HMDS data farm connection is broken:ushmds.nj 02:41:20.505 DefaultConnHandler error ID -1 error code 2105 errormsg HMDS data farm connection is broken:cashhmds</text:p>
      <text:p text:style-name="Text_20_body"><text:span text:style-name="Strong_20_Emphasis">Ted H: </text:span>I am not sure. Please allow me a moment to check if there is a known outage.</text:p>
      <text:p text:style-name="Text_20_body"><text:span text:style-name="Strong_20_Emphasis">lukas1422: </text:span>yeah my account number is lukas1422</text:p>
      <text:p text:style-name="Text_20_body">both market and historical data farms are shown as yellow</text:p>
      <text:p text:style-name="Text_20_body"><text:span text:style-name="Strong_20_Emphasis">Ted H: </text:span>This is typically normal if there is currently no data being requested or sent at that time. Are you able to process a request during this time?</text:p>
      <text:p text:style-name="Text_20_body"><text:span text:style-name="Strong_20_Emphasis">lukas1422: </text:span>im not</text:p>
      <text:p text:style-name="Text_20_body"><text:span text:style-name="Strong_20_Emphasis">Ted H: </text:span>Ok</text:p>
      <text:p text:style-name="Text_20_body"><text:span text:style-name="Strong_20_Emphasis">lukas1422: </text:span>i seem to be able to get market feeds but theres no historical data</text:p>
      <text:p text:style-name="Text_20_body">this has happened for a while now</text:p>
      <text:p text:style-name="Text_20_body">historical data farm will go into inactive and i cannot request anything</text:p>
      <text:p text:style-name="Text_20_body"><text:span text:style-name="Strong_20_Emphasis">Ted H: </text:span>Ok, is this currently happening on your live account or paper account?</text:p>
      <text:p text:style-name="Text_20_body"><text:span text:style-name="Strong_20_Emphasis">lukas1422: </text:span>live</text:p>
      <text:p text:style-name="Text_20_body">and this behavior is unpredictable in the sense that i dont kno when it happens, how long it takes for it to revive itself</text:p>
      <text:p text:style-name="Text_20_body"><text:soft-page-break/>but its a persistent problem</text:p>
      <text:p text:style-name="Text_20_body"><text:span text:style-name="Strong_20_Emphasis">Ted H: </text:span>Ok, when this happens, do you get a particular error message when you submit the request?</text:p>
      <text:p text:style-name="Text_20_body"><text:span text:style-name="Strong_20_Emphasis">lukas1422: </text:span>02:47:59.822 DefaultConnHandler error ID -1 error code 2105 errormsg HMDS data farm connection is broken:ushmds</text:p>
      <text:p text:style-name="Text_20_body">02:48:09.474 DefaultConnHandler error ID -1 error code 2105 errormsg HMDS data farm connection is broken:ushmds.nj</text:p>
      <text:p text:style-name="Text_20_body">look at the timestamp, i just copied and pasted the latest msg for u</text:p>
      <text:p text:style-name="Text_20_body">can you refresh it somehow on your end</text:p>
      <text:p text:style-name="Text_20_body"><text:span text:style-name="Strong_20_Emphasis">Ted H: </text:span>One moment please while I look into this.</text:p>
      <text:p text:style-name="Text_20_body"><text:span text:style-name="Strong_20_Emphasis">lukas1422: </text:span>ok</text:p>
      <text:p text:style-name="Text_20_body"><text:span text:style-name="Strong_20_Emphasis">Ted H: </text:span>Ok, I have refreshed your market data subscriptions.</text:p>
      <text:p text:style-name="Text_20_body"><text:span text:style-name="Strong_20_Emphasis">lukas1422: </text:span>are you able to isolate the problem</text:p>
      <text:p text:style-name="Text_20_body">whats the issue when historical farm is broken</text:p>
      <text:p text:style-name="Text_20_body"><text:span text:style-name="Strong_20_Emphasis">Ted H: </text:span>It is hard to say as there are many things that can contribute to this error message.</text:p>
      <text:p text:style-name="Text_20_body"><text:span text:style-name="Strong_20_Emphasis">lukas1422: </text:span>can you escalate this because its been persistent every single day</text:p>
      <text:p text:style-name="Text_20_body"><text:span text:style-name="Strong_20_Emphasis">Ted H: </text:span>Are you able to process the request after I have refreshed your market data subscriptions?</text:p>
      <text:p text:style-name="Text_20_body"><text:span text:style-name="Strong_20_Emphasis">lukas1422: </text:span>well, do you have a list of potential causes instead of giving that meaningless answer</text:p>
      <text:p text:style-name="Text_20_body">no im not</text:p>
      <text:p text:style-name="Text_20_body"><text:span text:style-name="Strong_20_Emphasis">Ted H: </text:span>Ok, please visit this site to check your connection to our servers.</text:p>
      <text:p text:style-name="P1">https://www.ibkr.com/cgi-bin/conn_test.pl</text:p>
      <text:p text:style-name="Text_20_body"><text:span text:style-name="Strong_20_Emphasis">lukas1422: </text:span>success for every field</text:p>
      <text:p text:style-name="Text_20_body"><text:span text:style-name="Strong_20_Emphasis">Ted H: </text:span>Ok.</text:p>
      <text:p text:style-name="Text_20_body"><text:span text:style-name="Strong_20_Emphasis">lukas1422: </text:span>ok what</text:p>
      <text:p text:style-name="Text_20_body">do you have a list of troubleshooting procedures to identify the problem?</text:p>
      <text:p text:style-name="Text_20_body"><text:span text:style-name="Strong_20_Emphasis">Ted H: </text:span>I will need to collect a little more information from you in order to better diagnose the problem.</text:p>
      <text:p text:style-name="Text_20_body"><text:span text:style-name="Strong_20_Emphasis">lukas1422: </text:span>yes?</text:p>
      <text:p text:style-name="Text_20_body"><text:span text:style-name="Strong_20_Emphasis">Ted H: </text:span>Are you using TWS or IBGateway?</text:p>
      <text:p text:style-name="Text_20_body"><text:span text:style-name="Strong_20_Emphasis">lukas1422: </text:span>gateway</text:p>
      <text:p text:style-name="Text_20_body"><text:span text:style-name="Strong_20_Emphasis">Ted H: </text:span>Ok, please open up IBGateway</text:p>
      <text:p text:style-name="Text_20_body"><text:span text:style-name="Strong_20_Emphasis">lukas1422: </text:span>im not able to send any logs since my log files are too big</text:p>
      <text:p text:style-name="Text_20_body"><text:soft-page-break/>and diagnostics failed to upload every time</text:p>
      <text:p text:style-name="Text_20_body">i hope you have a different solution</text:p>
      <text:p text:style-name="Text_20_body"><text:span text:style-name="Strong_20_Emphasis">Ted H: </text:span>Would it be possible for you to email me your log files in a compressed zip file?</text:p>
      <text:p text:style-name="Text_20_body"><text:span text:style-name="Strong_20_Emphasis">lukas1422: </text:span>let me try</text:p>
      <text:p text:style-name="Text_20_body">which emaill address</text:p>
      <text:p text:style-name="Text_20_body"><text:span text:style-name="Strong_20_Emphasis">Ted H: </text:span><text:a xlink:type="simple" xlink:href="mailto:api@interactivebrokers.com" text:style-name="Internet_20_link" text:visited-style-name="Visited_20_Internet_20_Link"><text:span text:style-name="T1">api@interactivebrokers.com</text:span></text:a></text:p>
      <text:p text:style-name="Text_20_body"><text:span text:style-name="Strong_20_Emphasis">lukas1422: </text:span>is this the one ibgateway.20190525.025301.aaa</text:p>
      <text:p text:style-name="Text_20_body"><text:span text:style-name="Strong_20_Emphasis">Ted H: </text:span>It would be best to include the sum of the files inside the log folder if possible.</text:p>
      <text:p text:style-name="Text_20_body">Inside your JTS folder, there will be a folder with a long encrypted folder name</text:p>
      <text:p text:style-name="Text_20_body"><text:span text:style-name="Strong_20_Emphasis">lukas1422: </text:span>its 700 mb</text:p>
      <text:p text:style-name="Text_20_body"><text:span text:style-name="Strong_20_Emphasis">Ted H: </text:span>Ok, please allow me a moment to gather the names of the files I believe to be the most important.</text:p>
      <text:p text:style-name="Text_20_body"><text:span text:style-name="Strong_20_Emphasis">lukas1422: </text:span>ok</text:p>
      <text:p text:style-name="Text_20_body">im escalating this in Inquiry #T664737</text:p>
      <text:p text:style-name="Text_20_body">since i have been trying to get this resolved for more than 10 times through chat</text:p>
      <text:p text:style-name="Text_20_body">Eduardo on your team wasn't able to resolve it, Anthony on the Asia side wasn't able to resolve it, now lets see about you Ted</text:p>
      <text:p text:style-name="Text_20_body"><text:span text:style-name="Strong_20_Emphasis">Ted H: </text:span>In order to best diagnose the issue, we will need a copy of your log folder. I believe the best way to do this would be to perform an ftp upload.</text:p>
      <text:p text:style-name="Text_20_body">he following page gives further details on uploading using an ftp <text:span text:style-name="T1">http://client:<text:line-break/>https://www.interactivebrokers.com/en/software/tws/usersguidebook/institutionalservices/ftp_file_instructions.htm</text:span></text:p>
      <text:p text:style-name="Text_20_body">Ftp host: <text:span text:style-name="T1">http://ftp3.interactivebrokers.com</text:span></text:p>
      <text:p text:style-name="Text_20_body">username: tacapiftp</text:p>
      <text:p text:style-name="Text_20_body">password: 4ove7CW*</text:p>
      <text:p text:style-name="Text_20_body"><text:span text:style-name="Strong_20_Emphasis">lukas1422: </text:span>im on linux and this ftp host is not responding when i enter it into firefox</text:p>
      <text:p text:style-name="Text_20_body"><text:span text:style-name="Strong_20_Emphasis">Ted H: </text:span>Ok, one moment please.</text:p>
      <text:p text:style-name="Text_20_body"><text:span text:style-name="Strong_20_Emphasis">lukas1422: </text:span>does the password inclue the "*" at the end?</text:p>
      <text:p text:style-name="Text_20_body">im trying to use ftp in the linux terminal, it says login incorrect</text:p>
      <text:p text:style-name="Text_20_body">just successfully logged in</text:p>
      <text:p text:style-name="Text_20_body">hello?</text:p>
      <text:p text:style-name="Text_20_body"><text:soft-page-break/><text:span text:style-name="Strong_20_Emphasis">Ted H: </text:span>I am here. Were you able to submit the logs this way?</text:p>
      <text:p text:style-name="Text_20_body"><text:span text:style-name="Strong_20_Emphasis">lukas1422: </text:span>a few, can you check on your end</text:p>
      <text:p text:style-name="Text_20_body"><text:span text:style-name="Strong_20_Emphasis">Ted H: </text:span>Yes, One moment.</text:p>
      <text:p text:style-name="Text_20_body">I am checking into this on my end. In the mean time, can you please perform a ping test to our server? In case I need to escalate this issue, I would like to acquire all of the proper documentation.</text:p>
      <text:p text:style-name="Text_20_body"><text:span text:style-name="Strong_20_Emphasis">lukas1422: </text:span>yes</text:p>
      <text:p text:style-name="Text_20_body">which server</text:p>
      <text:p text:style-name="Text_20_body"><text:span text:style-name="Strong_20_Emphasis">Ted H: </text:span>Please open a terminal and send a ping request to the following servers. If you can please capture a screen shot of the results, this will help.</text:p>
      <text:p text:style-name="Text_20_body">ndc1.ibllc.com</text:p>
      <text:p text:style-name="Text_20_body">and hdc1.ibllc.com</text:p>
      <text:p text:style-name="Text_20_body"><text:span text:style-name="Strong_20_Emphasis">lukas1422: </text:span>ping ndc1.ibllc.com PING ndc1.ibllc.com (64.190.197.40) 56(84) bytes of data. 64 bytes from ndc1.ibllc.com (64.190.197.40): icmp_seq=1 ttl=238 time=222 ms 64 bytes from ndc1.ibllc.com (64.190.197.40): icmp_seq=2 ttl=238 time=221 ms 64 bytes from ndc1.ibllc.com (64.190.197.40): icmp_seq=3 ttl=238 time=221 ms 64 bytes from ndc1.ibllc.com (64.190.197.40): icmp_seq=4 ttl=238 time=222 ms 64 bytes from ndc1.ibllc.com (64.190.197.40): icmp_seq=5 ttl=238 time=221 ms 64 bytes from ndc1.ibllc.com (64.190.197.40): icmp_seq=6 ttl=238 time=222 ms</text:p>
      <text:p text:style-name="Text_20_body">ping hdc1.ibllc.com PING hdc1.ibllc.com (103.38.91.3) 56(84) bytes of data. 64 bytes from hdc1.ibllc.com (103.38.91.3): icmp_seq=1 ttl=53 time=12.4 ms 64 bytes from hdc1.ibllc.com (103.38.91.3): icmp_seq=2 ttl=53 time=12.7 ms 64 bytes from hdc1.ibllc.com (103.38.91.3): icmp_seq=3 ttl=53 time=12.4 ms 64 bytes from hdc1.ibllc.com (103.38.91.3): icmp_seq=4 ttl=53 time=12.4 ms 64 bytes from hdc1.ibllc.com (103.38.91.3): icmp_seq=5 ttl=53 time=12.7 ms</text:p>
      <text:p text:style-name="Text_20_body"><text:span text:style-name="Strong_20_Emphasis">Ted H: </text:span>Thank you for that information, however my developers will request screen shots of the ping results. They will also request a screen shot of the results from the connectivity test we did earlier in this chat : <text:span text:style-name="T1">https://www.ibkr.com/cgi-bin/conn_test.pl</text:span></text:p>
      <text:p text:style-name="Text_20_body">If you can please capture these 3 screen shots and email them to <text:a xlink:type="simple" xlink:href="mailto:api@interactivebrokers.com," text:style-name="Internet_20_link" text:visited-style-name="Visited_20_Internet_20_Link"><text:span text:style-name="T1">api@interactivebrokers.com,</text:span></text:a> this will help with the escalation of the issue.</text:p>
      <text:p text:style-name="Text_20_body"><text:span text:style-name="Strong_20_Emphasis">lukas1422: </text:span>Sent.</text:p>
      <text:p text:style-name="Text_20_body"><text:span text:style-name="Strong_20_Emphasis">Ted H: </text:span>Thank you! I appreciate your patience with submitting all of the necessary documentation.</text:p>
      <text:p text:style-name="Text_20_body">Please allow me a few moments to collect the data.</text:p>
      <text:p text:style-name="Text_20_body"><text:span text:style-name="Strong_20_Emphasis">lukas1422: </text:span>ok</text:p>
      <text:p text:style-name="Text_20_body"><text:span text:style-name="Strong_20_Emphasis">Ted H: </text:span>Have you noticed if this problem happens after a certain amount of time being logged in? Does it occur shortly after login or does it normally start after about an hour+ time?</text:p>
      <text:p text:style-name="Text_20_body"><text:span text:style-name="Strong_20_Emphasis">lukas1422: </text:span>usually after sometime</text:p>
      <text:p text:style-name="Text_20_body"><text:soft-page-break/>but the exact time is unpredictable</text:p>
      <text:p text:style-name="Text_20_body"><text:span text:style-name="Strong_20_Emphasis">Ted H: </text:span>Ok, thank you for that information.</text:p>
      <text:p text:style-name="Text_20_body">Thank you again for your patience. After further investigation, I have found that your problem pertains to a known issue with these particular market data farms for clients in your area.</text:p>
      <text:p text:style-name="Text_20_body"><text:span text:style-name="Strong_20_Emphasis">lukas1422: </text:span>what known issue</text:p>
      <text:p text:style-name="Text_20_body">could you be more specific</text:p>
      <text:p text:style-name="Text_20_body"><text:span text:style-name="Strong_20_Emphasis">Ted H: </text:span>In some instances of this, the problem is caused by clients being logged into Client Portal while being logged into their API via TWS/IBGateway</text:p>
      <text:p text:style-name="Text_20_body"><text:span text:style-name="Strong_20_Emphasis">lukas1422: </text:span>thats not my issue. When i use ibgateway at night im not logged into portal</text:p>
      <text:p text:style-name="Text_20_body">i only log into the portal when historical farms are down</text:p>
      <text:p text:style-name="Text_20_body"><text:span text:style-name="Strong_20_Emphasis">Ted H: </text:span>Ok, I have all of your information and files collected. I will be submitting your case to our developers for further review. I will be in contact with you about this topic via our support ticket system.</text:p>
      <text:p text:style-name="Text_20_body"><text:span text:style-name="Strong_20_Emphasis">lukas1422: </text:span>ok, you have my ticket number right?</text:p>
      <text:p text:style-name="Text_20_body"><text:span text:style-name="Strong_20_Emphasis">Ted H: </text:span>Perhaps in the mean time, you can try to log out of client portal, then restart IBGateway. This could possible correct the connection issue for the time being.</text:p>
      <text:p text:style-name="Text_20_body"><text:span text:style-name="Strong_20_Emphasis">lukas1422: </text:span>ok,</text:p>
      <text:p text:style-name="Text_20_body">bye</text:p>
      <text:p text:style-name="Text_20_body">thanks</text:p>
      <text:p text:style-name="Text_20_body"><text:span text:style-name="Strong_20_Emphasis">Ted H: </text:span>You are welcome.</text:p>
      <text:p text:style-name="Horizontal_20_Line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04:15:41.960499732</meta:creation-date>
    <dc:date>2019-05-25T04:16:03.114903684</dc:date>
    <meta:editing-duration>PT21S</meta:editing-duration>
    <meta:editing-cycles>1</meta:editing-cycles>
    <meta:document-statistic meta:table-count="0" meta:image-count="0" meta:object-count="0" meta:page-count="5" meta:paragraph-count="108" meta:word-count="1404" meta:character-count="8481" meta:non-whitespace-character-count="7184"/>
    <meta:generator>LibreOffice/6.0.7.3$Linux_X86_64 LibreOffice_project/00m0$Build-3</meta:generator>
  </office:meta>
</office:document-meta>
</file>